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3.0.0 --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Heading_20_1">
      <style:paragraph-properties fo:text-align="left" fo:margin-bottom="0.494cm"/>
    </style:style>
    <style:style style:name="T1_1" style:family="text" style:parent-style-name="Default_20_Paragraph_20_Font"/>
    <style:style style:name="P2" style:family="paragraph" style:parent-style-name="Ul">
      <style:paragraph-properties fo:text-align="left" fo:margin-bottom="0.494cm"/>
    </style:style>
    <style:style style:name="T2_1" style:family="text" style:parent-style-name="Default_20_Paragraph_20_Font"/>
    <style:style style:name="T2_2" style:family="text" style:parent-style-name="Default_20_Paragraph_20_Font"/>
    <style:style style:name="T2_3" style:family="text" style:parent-style-name="Default_20_Paragraph_20_Font"/>
    <style:style style:name="T2_4" style:family="text" style:parent-style-name="Default_20_Paragraph_20_Font"/>
    <style:style style:name="T2_5" style:family="text" style:parent-style-name="Default_20_Paragraph_20_Font"/>
    <style:style style:name="T2_6" style:family="text" style:parent-style-name="Default_20_Paragraph_20_Font"/>
    <style:style style:name="T2_7" style:family="text" style:parent-style-name="Default_20_Paragraph_20_Font"/>
    <style:style style:name="T2_8" style:family="text" style:parent-style-name="Default_20_Paragraph_20_Font"/>
    <style:style style:name="T2_9" style:family="text" style:parent-style-name="Default_20_Paragraph_20_Font"/>
    <style:style style:name="T2_10" style:family="text" style:parent-style-name="Default_20_Paragraph_20_Font"/>
    <style:style style:name="T2_11" style:family="text" style:parent-style-name="Default_20_Paragraph_20_Font"/>
    <style:style style:name="T2_12" style:family="text" style:parent-style-name="Default_20_Paragraph_20_Font"/>
    <style:style style:name="T2_13" style:family="text" style:parent-style-name="Default_20_Paragraph_20_Font"/>
    <style:style style:name="T2_14" style:family="text" style:parent-style-name="Default_20_Paragraph_20_Font"/>
    <style:style style:name="T2_15" style:family="text" style:parent-style-name="Default_20_Paragraph_20_Font"/>
    <style:style style:name="T2_16" style:family="text" style:parent-style-name="Default_20_Paragraph_20_Font"/>
    <style:style style:name="T2_17" style:family="text" style:parent-style-name="Default_20_Paragraph_20_Font"/>
    <style:style style:name="T2_18" style:family="text" style:parent-style-name="Default_20_Paragraph_20_Font"/>
    <style:style style:name="T2_19" style:family="text" style:parent-style-name="Default_20_Paragraph_20_Font"/>
    <style:style style:name="T2_20" style:family="text" style:parent-style-name="Default_20_Paragraph_20_Font"/>
    <style:style style:name="T2_21" style:family="text" style:parent-style-name="Default_20_Paragraph_20_Font"/>
    <style:style style:name="T2_22" style:family="text" style:parent-style-name="Default_20_Paragraph_20_Font"/>
    <style:style style:name="T2_23" style:family="text" style:parent-style-name="Default_20_Paragraph_20_Font"/>
    <style:style style:name="T2_24" style:family="text" style:parent-style-name="Default_20_Paragraph_20_Font"/>
    <style:style style:name="T2_25" style:family="text" style:parent-style-name="Default_20_Paragraph_20_Font"/>
    <style:style style:name="T2_26" style:family="text" style:parent-style-name="Default_20_Paragraph_20_Font"/>
    <style:style style:name="T2_27" style:family="text" style:parent-style-name="Default_20_Paragraph_20_Font"/>
    <style:style style:name="T2_28" style:family="text" style:parent-style-name="Default_20_Paragraph_20_Font"/>
    <style:style style:name="T2_29" style:family="text" style:parent-style-name="Default_20_Paragraph_20_Font"/>
    <style:style style:name="T2_30" style:family="text" style:parent-style-name="Default_20_Paragraph_20_Font"/>
    <style:style style:name="T2_31" style:family="text" style:parent-style-name="Default_20_Paragraph_20_Font"/>
    <style:style style:name="T2_32" style:family="text" style:parent-style-name="Default_20_Paragraph_20_Font"/>
    <style:style style:name="T2_33" style:family="text" style:parent-style-name="Default_20_Paragraph_20_Font"/>
    <style:style style:name="T2_34" style:family="text" style:parent-style-name="Default_20_Paragraph_20_Font"/>
    <style:style style:name="T2_35" style:family="text" style:parent-style-name="Default_20_Paragraph_20_Font"/>
    <style:style style:name="T2_36" style:family="text" style:parent-style-name="Default_20_Paragraph_20_Font"/>
    <style:style style:name="T2_37" style:family="text" style:parent-style-name="Default_20_Paragraph_20_Font"/>
    <style:style style:name="T2_38" style:family="text" style:parent-style-name="Default_20_Paragraph_20_Font"/>
    <style:style style:name="T2_39" style:family="text" style:parent-style-name="Default_20_Paragraph_20_Font"/>
    <style:style style:name="T2_40" style:family="text" style:parent-style-name="Default_20_Paragraph_20_Font"/>
    <style:style style:name="T2_41" style:family="text" style:parent-style-name="Default_20_Paragraph_20_Font"/>
    <style:style style:name="T2_42" style:family="text" style:parent-style-name="Default_20_Paragraph_20_Font"/>
    <style:style style:name="T2_43" style:family="text" style:parent-style-name="Default_20_Paragraph_20_Font"/>
    <style:style style:name="T2_44" style:family="text" style:parent-style-name="Default_20_Paragraph_20_Font"/>
    <style:style style:name="T2_45" style:family="text" style:parent-style-name="Default_20_Paragraph_20_Font"/>
    <style:style style:name="T2_46" style:family="text" style:parent-style-name="Default_20_Paragraph_20_Font"/>
    <style:style style:name="T2_47" style:family="text" style:parent-style-name="Default_20_Paragraph_20_Font"/>
    <style:style style:name="T2_48" style:family="text" style:parent-style-name="Default_20_Paragraph_20_Font"/>
    <style:style style:name="T2_49" style:family="text" style:parent-style-name="Default_20_Paragraph_20_Font"/>
    <style:style style:name="T2_50" style:family="text" style:parent-style-name="Default_20_Paragraph_20_Font"/>
    <style:style style:name="T2_51" style:family="text" style:parent-style-name="Default_20_Paragraph_20_Font"/>
    <style:style style:name="T2_52" style:family="text" style:parent-style-name="Default_20_Paragraph_20_Font"/>
    <style:style style:name="T2_53" style:family="text" style:parent-style-name="Default_20_Paragraph_20_Font"/>
    <style:style style:name="T2_54" style:family="text" style:parent-style-name="Default_20_Paragraph_20_Font"/>
    <style:style style:name="T2_55" style:family="text" style:parent-style-name="Default_20_Paragraph_20_Font"/>
    <style:style style:name="T2_56" style:family="text" style:parent-style-name="Default_20_Paragraph_20_Font"/>
    <style:style style:name="T2_57" style:family="text" style:parent-style-name="Default_20_Paragraph_20_Font"/>
    <style:style style:name="T2_58" style:family="text" style:parent-style-name="Default_20_Paragraph_20_Font"/>
    <style:style style:name="T2_59" style:family="text" style:parent-style-name="Default_20_Paragraph_20_Font"/>
    <style:style style:name="T2_60" style:family="text" style:parent-style-name="Default_20_Paragraph_20_Font"/>
    <style:style style:name="T2_61" style:family="text" style:parent-style-name="Default_20_Paragraph_20_Font"/>
    <style:style style:name="T2_62" style:family="text" style:parent-style-name="Default_20_Paragraph_20_Font"/>
    <style:style style:name="T2_63" style:family="text" style:parent-style-name="Default_20_Paragraph_20_Font"/>
    <style:style style:name="T2_64" style:family="text" style:parent-style-name="Default_20_Paragraph_20_Font"/>
    <style:style style:name="T2_65" style:family="text" style:parent-style-name="Default_20_Paragraph_20_Font"/>
    <style:style style:name="T2_66" style:family="text" style:parent-style-name="Default_20_Paragraph_20_Font"/>
    <style:style style:name="T2_67" style:family="text" style:parent-style-name="Default_20_Paragraph_20_Font"/>
    <style:style style:name="T2_68" style:family="text" style:parent-style-name="Default_20_Paragraph_20_Font"/>
    <style:style style:name="T2_69" style:family="text" style:parent-style-name="Default_20_Paragraph_20_Font"/>
    <style:style style:name="T2_70" style:family="text" style:parent-style-name="Default_20_Paragraph_20_Font"/>
    <style:style style:name="T2_71" style:family="text" style:parent-style-name="Default_20_Paragraph_20_Font"/>
    <style:style style:name="T2_72" style:family="text" style:parent-style-name="Default_20_Paragraph_20_Font"/>
    <style:style style:name="T2_73" style:family="text" style:parent-style-name="Default_20_Paragraph_20_Font"/>
    <style:style style:name="T2_74" style:family="text" style:parent-style-name="Default_20_Paragraph_20_Font"/>
    <style:style style:name="T2_75" style:family="text" style:parent-style-name="Default_20_Paragraph_20_Font"/>
    <style:style style:name="T2_76" style:family="text" style:parent-style-name="Default_20_Paragraph_20_Font"/>
    <style:style style:name="T2_77" style:family="text" style:parent-style-name="Default_20_Paragraph_20_Font"/>
    <style:style style:name="T2_78" style:family="text" style:parent-style-name="Default_20_Paragraph_20_Font"/>
    <style:style style:name="T2_79" style:family="text" style:parent-style-name="Default_20_Paragraph_20_Font"/>
    <style:style style:name="T2_80" style:family="text" style:parent-style-name="Default_20_Paragraph_20_Font"/>
    <style:style style:name="T2_81" style:family="text" style:parent-style-name="Default_20_Paragraph_20_Font"/>
    <style:style style:name="T2_82" style:family="text" style:parent-style-name="Default_20_Paragraph_20_Font"/>
    <style:style style:name="T2_83" style:family="text" style:parent-style-name="Default_20_Paragraph_20_Font"/>
    <style:style style:name="T2_84" style:family="text" style:parent-style-name="Default_20_Paragraph_20_Font"/>
    <style:style style:name="T2_85" style:family="text" style:parent-style-name="Default_20_Paragraph_20_Font">
      <style:text-properties fo:font-weight="bold"/>
    </style:style>
    <style:style style:name="T2_86" style:family="text" style:parent-style-name="Default_20_Paragraph_20_Font"/>
    <style:style style:name="T2_87" style:family="text" style:parent-style-name="Default_20_Paragraph_20_Font"/>
    <style:style style:name="T2_88" style:family="text" style:parent-style-name="Default_20_Paragraph_20_Font"/>
    <style:style style:name="T2_89" style:family="text" style:parent-style-name="Default_20_Paragraph_20_Font"/>
    <style:style style:name="T2_90" style:family="text" style:parent-style-name="Default_20_Paragraph_20_Font"/>
    <style:style style:name="T2_91" style:family="text" style:parent-style-name="Default_20_Paragraph_20_Font"/>
    <style:style style:name="T2_92" style:family="text" style:parent-style-name="Default_20_Paragraph_20_Font"/>
    <style:style style:name="T2_93" style:family="text" style:parent-style-name="Default_20_Paragraph_20_Font"/>
    <style:style style:name="T2_94" style:family="text" style:parent-style-name="Default_20_Paragraph_20_Font"/>
    <style:style style:name="T2_95" style:family="text" style:parent-style-name="Default_20_Paragraph_20_Font"/>
    <style:style style:name="T2_96" style:family="text" style:parent-style-name="Default_20_Paragraph_20_Font"/>
    <style:style style:name="T2_97" style:family="text" style:parent-style-name="Default_20_Paragraph_20_Font"/>
    <style:style style:name="T2_98" style:family="text" style:parent-style-name="Default_20_Paragraph_20_Font"/>
    <style:style style:name="T2_99" style:family="text" style:parent-style-name="Default_20_Paragraph_20_Font"/>
    <style:style style:name="T2_100" style:family="text" style:parent-style-name="Default_20_Paragraph_20_Font"/>
    <style:style style:name="T2_101" style:family="text" style:parent-style-name="Default_20_Paragraph_20_Font"/>
    <style:style style:name="T2_102" style:family="text" style:parent-style-name="Default_20_Paragraph_20_Font"/>
    <style:style style:name="T2_103" style:family="text" style:parent-style-name="Default_20_Paragraph_20_Font"/>
    <style:style style:name="T2_104" style:family="text" style:parent-style-name="Default_20_Paragraph_20_Font"/>
    <style:style style:name="T2_105" style:family="text" style:parent-style-name="Default_20_Paragraph_20_Font"/>
    <style:style style:name="T2_106" style:family="text" style:parent-style-name="Default_20_Paragraph_20_Font"/>
    <style:style style:name="T2_107" style:family="text" style:parent-style-name="Default_20_Paragraph_20_Font"/>
    <style:style style:name="T2_108" style:family="text" style:parent-style-name="Default_20_Paragraph_20_Font"/>
    <style:style style:name="T2_109" style:family="text" style:parent-style-name="Default_20_Paragraph_20_Font"/>
    <style:style style:name="T2_110" style:family="text" style:parent-style-name="Default_20_Paragraph_20_Font"/>
    <style:style style:name="T2_111" style:family="text" style:parent-style-name="Default_20_Paragraph_20_Font"/>
    <style:style style:name="T2_112" style:family="text" style:parent-style-name="Default_20_Paragraph_20_Font"/>
    <style:style style:name="T2_113" style:family="text" style:parent-style-name="Default_20_Paragraph_20_Font"/>
    <style:style style:name="T2_114" style:family="text" style:parent-style-name="Default_20_Paragraph_20_Font"/>
    <style:style style:name="P3" style:family="paragraph" style:parent-style-name="Li">
      <style:paragraph-properties fo:text-align="left" fo:margin-bottom="0cm"/>
    </style:style>
    <style:style style:name="T3_1" style:family="text" style:parent-style-name="Default_20_Paragraph_20_Font"/>
    <style:style style:name="P4" style:family="paragraph" style:parent-style-name="Li">
      <style:paragraph-properties fo:text-align="left" fo:margin-bottom="0cm"/>
    </style:style>
    <style:style style:name="T4_1" style:family="text" style:parent-style-name="Default_20_Paragraph_20_Font"/>
    <style:style style:name="P5" style:family="paragraph" style:parent-style-name="Li">
      <style:paragraph-properties fo:text-align="left" fo:margin-bottom="0.494cm"/>
    </style:style>
    <style:style style:name="T5_1" style:family="text" style:parent-style-name="Default_20_Paragraph_20_Font"/>
    <style:style style:name="P6" style:family="paragraph" style:parent-style-name="Standard">
      <style:paragraph-properties fo:text-align="left"/>
    </style:style>
    <style:style style:name="T6_1" style:family="text" style:parent-style-name="Default_20_Paragraph_20_Font"/>
    <style:style style:name="T6_2" style:family="text" style:parent-style-name="Default_20_Paragraph_20_Font"/>
    <style:style style:name="T6_3" style:family="text" style:parent-style-name="Default_20_Paragraph_20_Font"/>
    <style:style style:name="T6_4" style:family="text" style:parent-style-name="Default_20_Paragraph_20_Font"/>
    <style:style style:name="T6_5" style:family="text" style:parent-style-name="Default_20_Paragraph_20_Font"/>
    <style:style style:name="T6_6" style:family="text" style:parent-style-name="Default_20_Paragraph_20_Font"/>
    <style:style style:name="T6_7" style:family="text" style:parent-style-name="Default_20_Paragraph_20_Font"/>
    <style:style style:name="T6_8" style:family="text" style:parent-style-name="Default_20_Paragraph_20_Font"/>
    <style:style style:name="T6_9" style:family="text" style:parent-style-name="Default_20_Paragraph_20_Font"/>
    <style:style style:name="T6_10" style:family="text" style:parent-style-name="Default_20_Paragraph_20_Font"/>
    <style:style style:name="T6_11" style:family="text" style:parent-style-name="Default_20_Paragraph_20_Font"/>
    <style:style style:name="T6_12" style:family="text" style:parent-style-name="Default_20_Paragraph_20_Font"/>
    <style:style style:name="T6_13" style:family="text" style:parent-style-name="Default_20_Paragraph_20_Font"/>
    <style:style style:name="T6_14" style:family="text" style:parent-style-name="Default_20_Paragraph_20_Font"/>
    <style:style style:name="T6_15" style:family="text" style:parent-style-name="Default_20_Paragraph_20_Font"/>
    <style:style style:name="T6_16" style:family="text" style:parent-style-name="Default_20_Paragraph_20_Font"/>
    <style:style style:name="T6_17" style:family="text" style:parent-style-name="Default_20_Paragraph_20_Font"/>
    <style:style style:name="T6_18" style:family="text" style:parent-style-name="Default_20_Paragraph_20_Font"/>
    <style:style style:name="T6_19" style:family="text" style:parent-style-name="Default_20_Paragraph_20_Font"/>
  </office:automatic-styles>
  <office:body>
    <office:text>
      <text:h text:style-name="P1" text:outline-level="1"><text:span text:style-name="T1_1">Document<text:s/>Classifier<text:s/></text:span></text:h>
      <text:p text:style-name="P2"><text:span text:style-name="T2_1">Given<text:s/>several<text:s/>documents,<text:s/>the<text:s/>"Document<text:s/>Classifier"<text:s/>will<text:s/>output<text:s/>which<text:s/>categories<text:s/>the</text:span><text:span text:style-name="T2_2"><text:line-break/></text:span><text:span text:style-name="T2_3">document<text:s/>resides<text:s/>in,<text:s/>ranked<text:s/>by<text:s/>the<text:s/>relevance<text:s/>for<text:s/>that<text:s/>category.<text:s/>The<text:s/>relevance<text:s/>is</text:span><text:span text:style-name="T2_4"><text:line-break/></text:span><text:span text:style-name="T2_5">determined<text:s/>by<text:s/>how<text:s/>many<text:s/>times<text:s/>a<text:s/>"phrase"<text:s/>from<text:s/>the<text:s/>vocabulary<text:s/>is<text:s/>found<text:s/>in<text:s/>the<text:s/>document,</text:span><text:span text:style-name="T2_6"><text:line-break/></text:span><text:span text:style-name="T2_7">and<text:s/>using<text:s/>the<text:s/>weight<text:s/>factory<text:s/>as<text:s/>the<text:s/>adding<text:s/>weight.</text:span><text:span text:style-name="T2_8"><text:line-break/></text:span><text:span text:style-name="T2_9"><text:line-break/></text:span><text:span text:style-name="T2_10">A<text:s/>Vocabulary<text:s/>is<text:s/>a<text:s/>CSV<text:s/>of<text:s/>the<text:s/>form<text:s/>phrase,<text:s/>category,<text:s/>weight.<text:s/>So<text:s/>an<text:s/>example<text:s/>Vocabulary<text:s/>might<text:s/>be</text:span><text:span text:style-name="T2_11"><text:line-break/></text:span><text:span text:style-name="T2_12"><text:line-break/></text:span><text:span text:style-name="T2_13">money,<text:s/>economics,<text:s/>5</text:span><text:span text:style-name="T2_14"><text:line-break/></text:span><text:span text:style-name="T2_15">economy,<text:s/>economics,<text:s/>10</text:span><text:span text:style-name="T2_16"><text:line-break/></text:span><text:span text:style-name="T2_17">market<text:s/>forces,<text:s/>economics,<text:s/>7</text:span><text:span text:style-name="T2_18"><text:line-break/></text:span><text:span text:style-name="T2_19">market,<text:s/>economics,<text:s/>3</text:span><text:span text:style-name="T2_20"><text:line-break/></text:span><text:span text:style-name="T2_21">money,<text:s/>politics,<text:s/>2</text:span><text:span text:style-name="T2_22"><text:line-break/></text:span><text:span text:style-name="T2_23">prime<text:s/>minister,<text:s/>politics,<text:s/>8</text:span><text:span text:style-name="T2_24"><text:line-break/></text:span><text:span text:style-name="T2_25">policy,<text:s/>politics,<text:s/>9</text:span><text:span text:style-name="T2_26"><text:line-break/></text:span><text:span text:style-name="T2_27">poverty,<text:s/>politics,<text:s/>4</text:span><text:span text:style-name="T2_28"><text:line-break/></text:span><text:span text:style-name="T2_29">poverty,<text:s/>health,<text:s/>4</text:span><text:span text:style-name="T2_30"><text:line-break/></text:span><text:span text:style-name="T2_31">cancer,<text:s/>health,<text:s/>7</text:span><text:span text:style-name="T2_32"><text:line-break/></text:span><text:span text:style-name="T2_33">lung<text:s/>cancer,<text:s/>health,<text:s/>10</text:span><text:span text:style-name="T2_34"><text:line-break/></text:span><text:span text:style-name="T2_35">heart<text:s/>attack,<text:s/>health,<text:s/>10</text:span><text:span text:style-name="T2_36"><text:line-break/></text:span><text:span text:style-name="T2_37">heroin,<text:s/>health,<text:s/>4</text:span><text:span text:style-name="T2_38"><text:line-break/></text:span><text:span text:style-name="T2_39">heroin,<text:s/>drugs,<text:s/>8</text:span><text:span text:style-name="T2_40"><text:line-break/></text:span><text:span text:style-name="T2_41">alcohol,<text:s/>drugs,<text:s/>5</text:span><text:span text:style-name="T2_42"><text:line-break/></text:span><text:span text:style-name="T2_43">tobacco,<text:s/>drugs,<text:s/>3</text:span><text:span text:style-name="T2_44"><text:line-break/></text:span><text:span text:style-name="T2_45">tobacco,<text:s/>sport,<text:s/>1</text:span><text:span text:style-name="T2_46"><text:line-break/></text:span><text:span text:style-name="T2_47">drugs,<text:s/>sport,<text:s/>3</text:span><text:span text:style-name="T2_48"><text:line-break/></text:span><text:span text:style-name="T2_49">football,<text:s/>sport,<text:s/>9</text:span><text:span text:style-name="T2_50"><text:line-break/></text:span><text:span text:style-name="T2_51"><text:line-break/></text:span><text:span text:style-name="T2_52">For<text:s/>the<text:s/>sentence<text:s/>"money<text:s/>is<text:s/>the<text:s/>root<text:s/>of<text:s/>all<text:s/>policy",<text:s/>money<text:s/>appears<text:s/>once,<text:s/>with<text:s/>a<text:s/>weighting<text:s/>of</text:span><text:span text:style-name="T2_53"><text:line-break/></text:span><text:span text:style-name="T2_54">5<text:s/>for<text:s/>economy,<text:s/>so<text:s/>the<text:s/>"economy"<text:s/>category<text:s/>gets<text:s/>a<text:s/>rank<text:s/>of<text:s/>5.<text:s/>"money"<text:s/>is<text:s/>also<text:s/>in<text:s/>the<text:s/>'politics'</text:span><text:span text:style-name="T2_55"><text:line-break/></text:span><text:span text:style-name="T2_56">category,<text:s/>2<text:s/>is<text:s/>added<text:s/>for<text:s/>that<text:s/>category,<text:s/>along<text:s/>with<text:s/>9<text:s/>for<text:s/>'policy'.<text:s/>Thus,<text:s/>the<text:s/>total<text:s/>score<text:s/>is<text:s/>11</text:span><text:span text:style-name="T2_57"><text:line-break/></text:span><text:span text:style-name="T2_58">for<text:s/>the<text:s/>'politics'<text:s/>category.</text:span><text:span text:style-name="T2_59"><text:line-break/></text:span><text:span text:style-name="T2_60"><text:line-break/></text:span><text:span text:style-name="T2_61">A<text:s/>"phrase"<text:s/>in<text:s/>a<text:s/>vocabulary<text:s/>may<text:s/>belong<text:s/>to<text:s/>several<text:s/>different<text:s/>categories,<text:s/>and<text:s/>a<text:s/>phrase<text:s/>in<text:s/>a</text:span><text:span text:style-name="T2_62"><text:line-break/></text:span><text:span text:style-name="T2_63">vocabulary<text:s/>may<text:s/>be<text:s/>a<text:s/>subphrase<text:s/>of<text:s/>other<text:s/>phrases<text:s/>in<text:s/>that<text:s/>vocabulary.<text:s/>Vocabulary<text:s/>matching</text:span><text:span text:style-name="T2_64"><text:line-break/></text:span><text:span text:style-name="T2_65">is<text:s/>to<text:s/>be<text:s/>case<text:s/>insensitive.</text:span><text:span text:style-name="T2_66"><text:line-break/></text:span><text:span text:style-name="T2_67"><text:line-break/></text:span><text:span text:style-name="T2_68">The<text:s/>vocabulary<text:s/>and<text:s/>document<text:s/>are<text:s/>to<text:s/>be<text:s/>text<text:s/>files<text:s/>(use<text:s/>the<text:s/>sample<text:s/>vocabulary<text:s/>above,<text:s/>and</text:span><text:span text:style-name="T2_69"><text:line-break/></text:span><text:span text:style-name="T2_70">the<text:s/>sample<text:s/>text<text:s/>below).</text:span><text:span text:style-name="T2_71"><text:line-break/></text:span><text:span text:style-name="T2_72"><text:line-break/></text:span><text:span text:style-name="T2_73">The<text:s/>Prime<text:s/>Minister<text:s/>today<text:s/>announced<text:s/>a<text:s/>new<text:s/>plan<text:s/>to<text:s/>combat<text:s/>the<text:s/>effect<text:s/>of<text:s/>alcohol<text:s/>and<text:s/>heroin</text:span><text:span text:style-name="T2_74"><text:line-break/></text:span><text:span text:style-name="T2_75">on<text:s/>young<text:s/>people.<text:s/>Poverty<text:s/>amongst<text:s/>young<text:s/>people<text:s/>has<text:s/>forced<text:s/>marketing<text:s/>executives<text:s/>to</text:span><text:span text:style-name="T2_76"><text:line-break/></text:span><text:span text:style-name="T2_77">rethink<text:s/>the<text:s/>"Poverty:<text:s/>it's<text:s/>cool<text:s/>to<text:s/>have<text:s/>no<text:s/>money!"<text:s/>campaign.<text:s/>Meanwhile,<text:s/>lung<text:s/>cancer</text:span><text:span text:style-name="T2_78"><text:line-break/></text:span><text:span text:style-name="T2_79">patients<text:s/>are<text:s/>being<text:s/>given<text:s/>money<text:s/>in<text:s/>an<text:s/>attempt<text:s/>to<text:s/>stop<text:s/>them<text:s/>smoking.</text:span><text:span text:style-name="T2_80"><text:line-break/></text:span><text:span text:style-name="T2_81"><text:line-break/></text:span><text:span text:style-name="T2_82">An<text:s/>output<text:s/>of<text:s/>the<text:s/>above<text:s/>may<text:s/>look<text:s/>like<text:s/>the<text:s/>following:</text:span><text:span text:style-name="T2_83"><text:line-break/></text:span><text:span text:style-name="T2_84"><text:line-break/></text:span><text:span text:style-name="T2_85">example_document.txt</text:span><text:span text:style-name="T2_86"><text:line-break/></text:span><text:span text:style-name="T2_87">--------------------</text:span><text:span text:style-name="T2_88"><text:line-break/></text:span><text:span text:style-name="T2_89">health<text:s/>:<text:s/>29</text:span><text:span text:style-name="T2_90"><text:line-break/></text:span><text:span text:style-name="T2_91">politics<text:s/>:<text:s/>20</text:span><text:span text:style-name="T2_92"><text:line-break/></text:span><text:span text:style-name="T2_93">drugs<text:s/>:<text:s/>13</text:span><text:span text:style-name="T2_94"><text:line-break/></text:span><text:span text:style-name="T2_95">economics<text:s/>:<text:s/>13</text:span><text:span text:style-name="T2_96"><text:line-break/></text:span><text:span text:style-name="T2_97"><text:line-break/></text:span><text:span text:style-name="T2_98">The<text:s/>exact<text:s/>output<text:s/>and<text:s/>input<text:s/>formatting<text:s/>is<text:s/>open<text:s/>to<text:s/>your<text:s/>interpretation<text:s/>(ie<text:s/>the<text:s/>input<text:s/>may<text:s/>be<text:s/>a</text:span><text:span text:style-name="T2_99"><text:line-break/></text:span><text:span text:style-name="T2_100">web<text:s/>application<text:s/>with<text:s/>text<text:s/>fields,<text:s/>or<text:s/>it<text:s/>can<text:s/>be<text:s/>a<text:s/>command-line<text:s/>application<text:s/>with<text:s/>filepaths).</text:span><text:span text:style-name="T2_101"><text:line-break/></text:span><text:span text:style-name="T2_102"><text:line-break/></text:span><text:span text:style-name="T2_103">The<text:s/>only<text:s/>restriction<text:s/>on<text:s/>the<text:s/>output<text:s/>is<text:s/>that<text:s/>it<text:s/>must<text:s/>show<text:s/>the<text:s/>category<text:s/>name<text:s/>and<text:s/>associated</text:span><text:span text:style-name="T2_104"><text:line-break/></text:span><text:span text:style-name="T2_105">categorisation<text:s/>score<text:s/>for<text:s/>that<text:s/>document,<text:s/>sorted<text:s/>by<text:s/>'most<text:s/>relevant'.</text:span><text:span text:style-name="T2_106"><text:line-break/></text:span><text:span text:style-name="T2_107"><text:line-break/></text:span><text:span text:style-name="T2_108">What<text:s/>we<text:s/>are<text:s/>looking<text:s/>for<text:s/>is<text:s/>not<text:s/>necessarily<text:s/>the<text:s/>shortest<text:s/>number<text:s/>of<text:s/>lines<text:s/>of<text:s/>code;<text:s/>rather<text:s/>the</text:span><text:span text:style-name="T2_109"><text:line-break/></text:span><text:span text:style-name="T2_110">thought<text:s/>process<text:s/>and<text:s/>design<text:s/>chosen<text:s/>for<text:s/>what<text:s/>is<text:s/>otherwise<text:s/>a<text:s/>very<text:s/>trivial<text:s/>application.</text:span><text:span text:style-name="T2_111"><text:line-break/></text:span><text:span text:style-name="T2_112"><text:line-break/></text:span><text:span text:style-name="T2_113">Things<text:s/>to<text:s/>consider<text:s/>include</text:span><text:span text:style-name="T2_114"><text:s/></text:span></text:p>
      <text:list text:style-name="LS1" xml:id="list0">
        <text:list-item>
          <text:p text:style-name="P3"><text:span text:style-name="T3_1">Reusability<text:s/>(i.e.<text:s/>can<text:s/>an<text:s/>alternative<text:s/>interface<text:s/>be<text:s/>used<text:s/>to<text:s/>access<text:s/>the<text:s/>functionality?),<text:s/></text:span></text:p>
        </text:list-item>
        <text:list-item>
          <text:p text:style-name="P4"><text:span text:style-name="T4_1">Domain<text:s/>modelling<text:s/>(how<text:s/>do<text:s/>you<text:s/>represent<text:s/>a<text:s/>vocabulary<text:s/>item?),<text:s/>testability<text:s/>(can<text:s/>you<text:s/>provide<text:s/>unit<text:s/>tests?)<text:s/>and<text:s/></text:span></text:p>
        </text:list-item>
        <text:list-item>
          <text:p text:style-name="P5"><text:span text:style-name="T5_1">General<text:s/>coding<text:s/>style.<text:s/></text:span></text:p>
        </text:list-item>
      </text:list>
      <text:p text:style-name="P6"><text:span text:style-name="T6_1"><text:line-break/></text:span><text:span text:style-name="T6_2">Having<text:s/>said<text:s/>that,<text:s/>this<text:s/>is<text:s/>not<text:s/>an<text:s/>exercise<text:s/>in<text:s/>obfuscation,<text:s/>so<text:s/>using<text:s/>a<text:s/>Google<text:s/>map<text:s/>api<text:s/>to<text:s/>plot</text:span><text:span text:style-name="T6_3"><text:line-break/></text:span><text:span text:style-name="T6_4">the<text:s/>relative<text:s/>rank<text:s/>of<text:s/>items<text:s/>using<text:s/>longitude<text:s/>and<text:s/>latitude<text:s/>might<text:s/>be<text:s/>cool,<text:s/>but<text:s/>not<text:s/>really<text:s/>what</text:span><text:span text:style-name="T6_5"><text:line-break/></text:span><text:span text:style-name="T6_6">we're<text:s/>after.</text:span><text:span text:style-name="T6_7"><text:line-break/></text:span><text:span text:style-name="T6_8"><text:line-break/></text:span><text:span text:style-name="T6_9">Submission<text:s/>should<text:s/>be<text:s/>in<text:s/>source<text:s/>and<text:s/>binary<text:s/>form<text:s/>(if<text:s/>applicable),<text:s/>with<text:s/>instructions<text:s/>on</text:span><text:span text:style-name="T6_10"><text:line-break/></text:span><text:span text:style-name="T6_11">executing.<text:s/>Implementation<text:s/>language<text:s/>can<text:s/>be<text:s/>either<text:s/>C#,<text:s/>Java,<text:s/>C++,<text:s/>Groovy<text:s/>or<text:s/>PHP5.<text:s/>If</text:span><text:span text:style-name="T6_12"><text:line-break/></text:span><text:span text:style-name="T6_13">you'd<text:s/>like,<text:s/>you<text:s/>may<text:s/>use<text:s/>a<text:s/>framework<text:s/>to<text:s/>help<text:s/>with<text:s/>your<text:s/>application<text:s/>structure<text:s/>(such<text:s/>as</text:span><text:span text:style-name="T6_14"><text:line-break/></text:span><text:span text:style-name="T6_15">Grails,<text:s/>Spring,<text:s/>JSF,<text:s/>Zend<text:s/>Framework,<text:s/>Cake<text:s/>etc)<text:s/>and<text:s/>demonstrate<text:s/>knowledge,<text:s/>however<text:s/>it's</text:span><text:span text:style-name="T6_16"><text:line-break/></text:span><text:span text:style-name="T6_17">not<text:s/>required<text:s/>and<text:s/>you<text:s/>will<text:s/>not<text:s/>be<text:s/>penalised<text:s/>for<text:s/>not<text:s/>using<text:s/>one.</text:span><text:span text:style-name="T6_18"><text:line-break/></text:span><text:span text:style-name="T6_19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style:style style:name="LLS_1_0" style:family="text">
      <style:text-properties style:font-name="Symbol"/>
    </style:style>
    <style:style style:name="LLS_1_1" style:family="text">
      <style:text-properties style:font-name="Courier New"/>
    </style:style>
    <style:style style:name="LLS_1_2" style:family="text">
      <style:text-properties style:font-name="Wingdings"/>
    </style:style>
    <style:style style:name="LLS_1_3" style:family="text">
      <style:text-properties style:font-name="Symbol"/>
    </style:style>
    <style:style style:name="LLS_1_4" style:family="text">
      <style:text-properties style:font-name="Courier New"/>
    </style:style>
    <style:style style:name="LLS_1_5" style:family="text">
      <style:text-properties style:font-name="Wingdings"/>
    </style:style>
    <style:style style:name="LLS_1_6" style:family="text">
      <style:text-properties style:font-name="Symbol"/>
    </style:style>
    <style:style style:name="LLS_1_7" style:family="text">
      <style:text-properties style:font-name="Courier New"/>
    </style:style>
    <style:style style:name="LLS_1_8" style:family="text">
      <style:text-properties style:font-name="Wingdings"/>
    </style:style>
    <text:list-style style:name="LS1">
      <text:list-level-style-bullet text:bullet-char="" text:style-name="LLS_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3.3.0.0</meta:generator>
    <dc:title>Document Classifier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